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CachedRepository.getAttributes( Field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Attributes( Construct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Attributes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ParameterAttributes( Method m , i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ParameterAttributes( Constructor c , i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achedRepository.getReturnAttributes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